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alan-marcell-de-oliveira"/>Alan Marcell de Oliveira<text:bookmark-end text:name="alan-marcell-de-oliveira"/></text:h>
      <text:p text:style-name="First_20_paragraph"><text:span text:style-name="T1">Email:</text:span> <text:a xlink:type="simple" xlink:href="mailto:alanmarcell@live.com" office:name=""><text:span text:style-name="Definition">alanmarcell@live.com</text:span></text:a><text:line-break/><text:span text:style-name="T1">Github:</text:span> <text:a xlink:type="simple" xlink:href="github.com/alanmarcell" office:name=""><text:span text:style-name="Definition">github.com/alanmarcell</text:span></text:a><text:line-break/><text:span text:style-name="T1">Linkedin:</text:span> <text:a xlink:type="simple" xlink:href="https://linkedin.com/in/alanmarcell" office:name=""><text:span text:style-name="Definition">linkedin.com/in/alanmarcell</text:span></text:a></text:p>
      <text:h text:style-name="Heading_20_2" text:outline-level="2"><text:bookmark-start text:name="resumo"/>Resumo<text:bookmark-end text:name="resumo"/></text:h>
      <text:h text:style-name="Heading_20_3" text:outline-level="3"><text:bookmark-start text:name="objetivo-profissional"/>Objetivo Profissional<text:bookmark-end text:name="objetivo-profissional"/></text:h>
      <text:p text:style-name="First_20_paragraph">Programador FullStack</text:p>
      <text:h text:style-name="Heading_20_3" text:outline-level="3"><text:bookmark-start text:name="tecnologias-preferidas"/>Tecnologias preferidas<text:bookmark-end text:name="tecnologias-preferidas"/></text:h>
      <text:p text:style-name="First_20_paragraph">React, GraphQL, NodeJS, Docker, ES6, Typescript, MongoDB, Enzyme, Netlify.</text:p>
      <text:h text:style-name="Heading_20_3" text:outline-level="3"><text:bookmark-start text:name="metodologias-preferidas"/>Metodologias preferidas<text:bookmark-end text:name="metodologias-preferidas"/></text:h>
      <text:p text:style-name="First_20_paragraph">Functional Programming, Test Driven Design (TDD), Clean Code, Mobile First.</text:p>
      <text:h text:style-name="Heading_20_3" text:outline-level="3"><text:bookmark-start text:name="ferramentas-preferidas"/>Ferramentas preferidas<text:bookmark-end text:name="ferramentas-preferidas"/></text:h>
      <text:p text:style-name="First_20_paragraph">Visual Studio Code, Github, Linux, Terminator, Fish, Travis.</text:p>
      <text:p text:style-name="Horizontal_20_Line"/>
      <text:h text:style-name="Heading_20_2" text:outline-level="2"><text:bookmark-start text:name="experiência-profissional"/>Experiência profissional<text:bookmark-end text:name="experiência-profissional"/></text:h>
      <text:h text:style-name="Heading_20_3" text:outline-level="3"><text:bookmark-start text:name="budbuds.us---fullstack-developer"/><text:span text:style-name="T1">Budbuds.us</text:span> - Fullstack Developer<text:bookmark-end text:name="budbuds.us---fullstack-developer"/></text:h>
      <text:p text:style-name="First_20_paragraph"><text:span text:style-name="Source_Text">01/11/2017 – 01/03/2018</text:span></text:p>
      <text:p text:style-name="Text_20_body">Aplicativo multiplataforma desenvolvido em React Native</text:p>
      <text:list text:style-name="L1">
        <text:list-item>
          <text:p text:style-name="P1"><text:span text:style-name="T1">Principais tecnologias:</text:span> React Native, Graphql, NodeJs, Docker, Hapi, Postgress, Redux, Redux-Saga, Jest, Enzyme</text:p>
        </text:list-item>
        <text:list-item>
          <text:p text:style-name="P1"><text:span text:style-name="T1">Principais metodologias:</text:span> Clean Code, TDD, MVP Canvas</text:p>
        </text:list-item>
      </text:list>
      <text:h text:style-name="Heading_20_3" text:outline-level="3"><text:bookmark-start text:name="accenture---digital-business-integration-analyst"/><text:span text:style-name="T1">Accenture</text:span> - Digital Business Integration Analyst<text:bookmark-end text:name="accenture---digital-business-integration-analyst"/></text:h>
      <text:p text:style-name="First_20_paragraph"><text:span text:style-name="Source_Text">01/08/2017 – 01/11/2017</text:span></text:p>
      <text:h text:style-name="Heading_20_3" text:outline-level="3"><text:bookmark-start text:name="fcamara-formação-e-consultoria---fullstack-developer"/><text:span text:style-name="T1">FCamara Formação e Consultoria</text:span> - FullStack Developer<text:bookmark-end text:name="fcamara-formação-e-consultoria---fullstack-developer"/></text:h>
      <text:p text:style-name="First_20_paragraph"><text:span text:style-name="Source_Text">07/12/2016 – 09/06/2017</text:span></text:p>
      <text:h text:style-name="Heading_20_5" text:outline-level="5"><text:bookmark-start text:name="linkapi---plataforma-de-integração"/>Linkapi - Plataforma de Integração<text:bookmark-end text:name="linkapi---plataforma-de-integração"/></text:h>
      <text:list text:style-name="L2">
        <text:list-item>
          <text:p text:style-name="P2"><text:span text:style-name="T1">Principais tecnologias:</text:span> NodeJS, MongoDB, Docker, RabbitMQ, Pm2, Mocha, ES6</text:p>
        </text:list-item>
        <text:list-item>
          <text:p text:style-name="P2"><text:span text:style-name="T1">Principais metodologias:</text:span> Clean Code, TDD, MVP Canvas</text:p>
        </text:list-item>
      </text:list>
      <text:h text:style-name="Heading_20_5" text:outline-level="5"><text:bookmark-start text:name="bematech-gdi---app-em-ionic-2-para-gestão-de-relatórios-de-pdv"/>Bematech GDI - App em Ionic 2 para Gestão de Relatórios de PDV<text:bookmark-end text:name="bematech-gdi---app-em-ionic-2-para-gestão-de-relatórios-de-pdv"/></text:h>
      <text:list text:style-name="L3">
        <text:list-item>
          <text:p text:style-name="P3"><text:span text:style-name="T1">Principais tecnologias:</text:span> Ionic 2, Angular2, Typescript</text:p>
        </text:list-item>
        <text:list-item>
          <text:p text:style-name="P3"><text:span text:style-name="T1">Principais metodologias:</text:span> Clean Code</text:p>
        </text:list-item>
      </text:list>
      <text:h text:style-name="Heading_20_5" text:outline-level="5"><text:bookmark-start text:name="projeto-de-análise-de-performance-de-e-commerce-em-asp.net"/>Projeto de análise de performance de e-commerce em ASP.NET<text:bookmark-end text:name="projeto-de-análise-de-performance-de-e-commerce-em-asp.net"/></text:h>
      <text:list text:style-name="L4">
        <text:list-item>
          <text:p text:style-name="P4"><text:span text:style-name="T1">Principais tecnologias:</text:span> Visual Studio Web Test, New Relic, Dynatrace, Fiddler</text:p>
        </text:list-item>
      </text:list>
      <text:h text:style-name="Heading_20_5" text:outline-level="5"><text:bookmark-start text:name="ganhador-do-big-hackaton-onu-na-campus-party-10-projeto-health-keeper"/>Ganhador do Big Hackaton-ONU na Campus Party 10 Projeto Health Keeper<text:bookmark-end text:name="ganhador-do-big-hackaton-onu-na-campus-party-10-projeto-health-keeper"/></text:h>
      <text:list text:style-name="L5">
        <text:list-item>
          <text:p text:style-name="P5"><text:span text:style-name="T1">Principais tecnologias:</text:span> AngularJs, NodeJS, MongoDB, Express</text:p>
        </text:list-item>
        <text:list-item>
          <text:p text:style-name="P5"><text:span text:style-name="T1">Principais metodologias:</text:span> MVP Canvas, Lean Startup, Desenvolvimento Ágil</text:p>
        </text:list-item>
      </text:list>
      <text:h text:style-name="Heading_20_3" text:outline-level="3"><text:bookmark-start text:name="ângelo-ocanã-consultoria-e-treinamentos---estagiário"/><text:span text:style-name="T1">Ângelo Ocanã Consultoria e Treinamentos</text:span> - Estagiário<text:bookmark-end text:name="ângelo-ocanã-consultoria-e-treinamentos---estagiário"/></text:h>
      <text:p text:style-name="First_20_paragraph"><text:span text:style-name="Source_Text">13/04/2016 – 13/10/2016</text:span></text:p>
      <text:h text:style-name="Heading_20_5" text:outline-level="5"><text:bookmark-start text:name="staffgeist---desenvolvimento-web-app-para-avaliação-de-ambiente-de-trabalho."/>Staffgeist - Desenvolvimento Web App para avaliação de ambiente de trabalho.<text:bookmark-end text:name="staffgeist---desenvolvimento-web-app-para-avaliação-de-ambiente-de-trabalho."/></text:h>
      <text:list text:style-name="L6">
        <text:list-item>
          <text:p text:style-name="P6"><text:span text:style-name="T1">Principais tecnologias:</text:span> MVC, API, Angular JS, .NET 4.5 utilizando linguagem C#</text:p>
        </text:list-item>
        <text:list-item>
          <text:p text:style-name="P6"><text:span text:style-name="T1">Principais metodologias:</text:span> Domain Driven Design (DDD), Test Domain Development (TDD)</text:p>
        </text:list-item>
        <text:list-item>
          <text:p text:style-name="P6"><text:span text:style-name="T1">Banco de Dados:</text:span> MongoDB</text:p>
        </text:list-item>
      </text:list>
      <text:h text:style-name="Heading_20_3" text:outline-level="3"><text:bookmark-start text:name="reorder-consultoria-de-informática---analista-de-suporte"/><text:span text:style-name="T1">Reorder Consultoria de Informática</text:span> - Analista de Suporte<text:bookmark-end text:name="reorder-consultoria-de-informática---analista-de-suporte"/></text:h>
      <text:p text:style-name="First_20_paragraph"><text:span text:style-name="Source_Text">19/08/2016 – 13/06/2016</text:span></text:p>
      <text:p text:style-name="Text_20_body">Site suporte terceirizado em Data Center Tier III T-Systems: Administração de fitas de backup, monitoração física de servidores e infraestrutura, validação de incidentes e mudanças, acompanhamento técnico, instalação e desinstalação de equipamentos, recebimento e remessa de equipamentos, entre outras atribuições.</text:p>
      <text:h text:style-name="Heading_20_3" text:outline-level="3"><text:bookmark-start text:name="vip-systems---analista-suporte-jr."/><text:span text:style-name="T1">VIP Systems</text:span> - Analista Suporte Jr.<text:bookmark-end text:name="vip-systems---analista-suporte-jr."/></text:h>
      <text:p text:style-name="First_20_paragraph"><text:span text:style-name="Source_Text">02/2013 - 06/2013</text:span></text:p>
      <text:p text:style-name="Text_20_body">Atendimento e suporte para sistemas desenvolvidos na empresa, como de controle de acesso, sistemas de caixa, tecnologia RFID, etc… Manutenção e montagem de equipamentos para clientes e demonstrações comerciais, incluindo equipamentos RFID.</text:p>
      <text:h text:style-name="Heading_20_3" text:outline-level="3"><text:bookmark-start text:name="sitel-brasil---analista-de-suporte-jr."/><text:span text:style-name="T1">Sitel Brasil</text:span> - Analista de Suporte Jr.<text:bookmark-end text:name="sitel-brasil---analista-de-suporte-jr."/></text:h>
      <text:p text:style-name="First_20_paragraph"><text:span text:style-name="Source_Text">12/2012 - 02/2013</text:span></text:p>
      <text:p text:style-name="Text_20_body">Atendimento e suporte para equipamentos em Garantia Lenovo.</text:p>
      <text:p text:style-name="Horizontal_20_Line"/>
      <text:h text:style-name="Heading_20_2" text:outline-level="2"><text:bookmark-start text:name="perfil"/>Perfil<text:bookmark-end text:name="perfil"/></text:h>
      <text:h text:style-name="Heading_20_3" text:outline-level="3"><text:bookmark-start text:name="formação"/>Formação<text:bookmark-end text:name="formação"/></text:h>
      <text:h text:style-name="Heading_20_4" text:outline-level="4"><text:bookmark-start text:name="analise-e-desenvolvimento-de-sistemas"/><text:span text:style-name="T1">Analise e Desenvolvimento de Sistemas</text:span><text:bookmark-end text:name="analise-e-desenvolvimento-de-sistemas"/></text:h>
      <text:p text:style-name="First_20_paragraph">Fatec Carapicuiba</text:p>
      <text:p text:style-name="Text_20_body"><text:span text:style-name="Source_Text">02/2016 – Atual</text:span></text:p>
      <text:p text:style-name="Text_20_body"><text:span text:style-name="Source_Text">02/2013 – 06/2013</text:span></text:p>
      <text:h text:style-name="Heading_20_4" text:outline-level="4"><text:bookmark-start text:name="informática-para-internet"/><text:span text:style-name="T1">Informática para Internet</text:span><text:bookmark-end text:name="informática-para-internet"/></text:h>
      <text:p text:style-name="First_20_paragraph">ITB Maria Sylvia Chaluppe Mello</text:p>
      <text:p text:style-name="Text_20_body"><text:span text:style-name="Source_Text">07/2012 - 12/2012</text:span></text:p>
      <text:h text:style-name="Heading_20_4" text:outline-level="4"><text:bookmark-start text:name="ensino-médio"/><text:span text:style-name="T1">Ensino Médio</text:span><text:bookmark-end text:name="ensino-médio"/></text:h>
      <text:p text:style-name="First_20_paragraph">Instituto Federal de Educação, Ciência e Tecnologia de São Paulo</text:p>
      <text:h text:style-name="Heading_20_4" text:outline-level="4"><text:bookmark-start text:name="curso-teens-office"/><text:span text:style-name="T1">Curso Teens Office</text:span><text:bookmark-end text:name="curso-teens-office"/></text:h>
      <text:p text:style-name="First_20_paragraph">Microcamp Barueri</text:p>
      <text:p text:style-name="Text_20_body"><text:span text:style-name="Source_Text">01/2003 - 07/2004</text:span></text:p>
      <text:h text:style-name="Heading_20_3" text:outline-level="3"><text:bookmark-start text:name="cursos"/>Cursos<text:bookmark-end text:name="cursos"/></text:h>
      <text:list text:style-name="L7">
        <text:list-item>
          <text:p text:style-name="P7"><text:span text:style-name="T1">Building Scalable APIs with GraphQL,</text:span> Samer Buna – Pluralsight</text:p>
        </text:list-item>
        <text:list-item>
          <text:p text:style-name="P7"><text:span text:style-name="T1">Building Data-driven React Applications with Relay, GraphQL, and Flux,</text:span> Samer Buna – Pluralsight</text:p>
        </text:list-item>
        <text:list-item>
          <text:p text:style-name="P7"><text:span text:style-name="T1">Advanced Node.js,</text:span> Samer Buna – Pluralsight</text:p>
        </text:list-item>
        <text:list-item>
          <text:p text:style-name="P7"><text:span text:style-name="T1">Understanding Machine Learning with Python,</text:span> Jerry Kurata – Pluralsight</text:p>
        </text:list-item>
        <text:list-item>
          <text:p text:style-name="P7"><text:span text:style-name="T1">AWS Developer - An Introduction to AWS Lambda,</text:span> Steve Michelotti – Pluralsight</text:p>
        </text:list-item>
        <text:list-item>
          <text:p text:style-name="P7"><text:span text:style-name="T1">Veja mais em</text:span> <text:a xlink:type="simple" xlink:href="app.pluralsight.com/profile/alanmarcell" office:name=""><text:span text:style-name="Definition">pluralsight.com</text:span></text:a></text:p>
        </text:list-item>
      </text:list>
      <text:h text:style-name="Heading_20_3" text:outline-level="3"><text:bookmark-start text:name="idiomas"/>Idiomas<text:bookmark-end text:name="idiomas"/></text:h>
      <text:list text:style-name="L8">
        <text:list-item>
          <text:p text:style-name="P8"><text:span text:style-name="T1">Inglês:</text:span> Avançado</text:p>
        </text:list-item>
        <text:list-item>
          <text:p text:style-name="P8"><text:span text:style-name="T1">Espanhol:</text:span> Intermediário</text:p>
        </text:list-item>
        <text:list-item>
          <text:p text:style-name="P8"><text:span text:style-name="T1">Francês:</text:span> Iniciante</text:p>
        </text:list-item>
      </text:list>
      <text:h text:style-name="Heading_20_3" text:outline-level="3"><text:bookmark-start text:name="conhecimentos"/>Conhecimentos<text:bookmark-end text:name="conhecimentos"/></text:h>
      <text:p text:style-name="First_20_paragraph"><text:span text:style-name="T1">Tecnologias:</text:span> NodeJS, React, GraphQL, Docker, Angular, Typescript, Web API, HTML5, SASS, MongoDB, Ionic2, Mocha, Python, AWS Lambda.</text:p>
      <text:p text:style-name="Text_20_body"><text:span text:style-name="T1">Metodologias:</text:span> Functional Programming, Test Driven Design (TDD), Domain Driven Design (DDD), MVP Canvas, Design Thinking, Lean StartUp, Clean Code, Mobile First.</text:p>
      <text:p text:style-name="Text_20_body"><text:span text:style-name="T1">Ferramentas:</text:span> Visual Studio, VSCode, MongoChef, SourceTree, Github, Bitbuck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0-03-30T18:03:17Z</meta:creation-date>
    <dc:date>2020-03-30T18:03:17Z</dc:date>
  </office:meta>
</office:document-meta>
</file>